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line-height="200%"/>
      <style:text-properties style:font-name="Times New Roman" fo:language="es" fo:country="ES" officeooo:rsid="00139066" officeooo:paragraph-rsid="00139066" style:font-size-asian="10.5pt"/>
    </style:style>
    <style:style style:name="P2" style:family="paragraph" style:parent-style-name="Standard">
      <style:paragraph-properties fo:line-height="200%" fo:text-align="center" style:justify-single-word="false"/>
      <style:text-properties style:font-name="Times New Roman" fo:language="es" fo:country="ES" officeooo:rsid="00139066" officeooo:paragraph-rsid="00139066" style:font-size-asian="10.5pt"/>
    </style:style>
    <style:style style:name="P3" style:family="paragraph" style:parent-style-name="Standard">
      <style:paragraph-properties fo:line-height="200%" fo:text-align="start" style:justify-single-word="false"/>
      <style:text-properties style:font-name="Times New Roman" fo:language="es" fo:country="ES" officeooo:rsid="00139066" officeooo:paragraph-rsid="00139066" style:font-size-asian="10.5pt"/>
    </style:style>
    <style:style style:name="T1" style:family="text">
      <style:text-properties officeooo:rsid="0014be8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lek Yardas</text:p>
      <text:p text:style-name="P1">SPN 217</text:p>
      <text:p text:style-name="P1">Yvette Aparicio</text:p>
      <text:p text:style-name="P2">Tarea para el 11/20/17</text:p>
      <text:p text:style-name="P3"><text:tab/><text:span text:style-name="T1">Cuando Carlos llegue a casa de Mariana, ella abrirá la puerta. Tan pronto como ella abra la puerta, le preguntará que si ha pasado algo. Cuando ella le pregunte, él le dirá que no nada ha pasado. Después de que le contestará, los dos sentaremos en el sofá. Antes de que Carlos explique sus sentimientos, Maria no entiende por qué Carlos ha venido a su apartamento. Tan pronto como ella trate de ayudarle, él le desahogará todo. Mientras que Carlos la desahogue, ella le tomará la mano para tranquilizarle. De manera que él no sufra, Mariana esperará que él recuerda esto momento con un sonrisa. Ella quiere que él siga venir a la casa con Jim a fin de que nadie sospeche nad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0T09:42:57.739703000</meta:creation-date>
    <dc:date>2017-11-20T12:57:23.341181000</dc:date>
    <meta:editing-duration>PT12M28S</meta:editing-duration>
    <meta:editing-cycles>3</meta:editing-cycles>
    <meta:generator>LibreOffice/5.2.5.1$MacOSX_X86_64 LibreOffice_project/0312e1a284a7d50ca85a365c316c7abbf20a4d22</meta:generator>
    <meta:document-statistic meta:table-count="0" meta:image-count="0" meta:object-count="0" meta:page-count="1" meta:paragraph-count="5" meta:word-count="133" meta:character-count="732" meta:non-whitespace-character-count="603"/>
  </office:meta>
</office:document-meta>
</file>